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7c51" officeooo:paragraph-rsid="00087c51"/>
    </style:style>
    <style:style style:name="P2" style:family="paragraph" style:parent-style-name="Preformatted_20_Text">
      <style:paragraph-properties fo:text-align="center" style:justify-single-word="false"/>
      <style:text-properties officeooo:rsid="00087c51" officeooo:paragraph-rsid="00087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Gooden</text:p>
      <text:p text:style-name="P1">COSC240 </text:p>
      <text:p text:style-name="P1">Assignment 2</text:p>
      <text:p text:style-name="P1"/>
      <text:p text:style-name="P2">REPORT.PDF</text:p>
      <text:p text:style-name="Preformatted_20_Text"/>
      <text:p text:style-name="Preformatted_20_Text">values = [1, 8, 7, 8, 5, 1, 7, 9, 4]</text:p>
      <text:p text:style-name="Preformatted_20_Text">Vals was determined by using gdb and noting the number that was being used in </text:p>
      <text:p text:style-name="Preformatted_20_Text">the eax register. I set a breakpoint at the beginning of the loop and then</text:p>
      <text:p text:style-name="Preformatted_20_Text">ran the program. I then printed the value in the eax register and noted it down.</text:p>
      <text:p text:style-name="Preformatted_20_Text">I then continued the program and repeated the process until I had all the values.</text:p>
      <text:p text:style-name="Preformatted_20_Text"/>
      <text:p text:style-name="Preformatted_20_Text">VALUE_MULTIPLIER = 8</text:p>
      <text:p text:style-name="Preformatted_20_Text">The multiplier was determined by seeing that the value in the eax register was </text:p>
      <text:p text:style-name="Preformatted_20_Text">being bitshifted to the left by 3. This is equivalent to multiplying by 8. I </text:p>
      <text:p text:style-name="Preformatted_20_Text">confirmed this by printing the value in the eax register after the bitshift.</text:p>
      <text:p text:style-name="Preformatted_20_Text">shl $0x3,%eax</text:p>
      <text:p text:style-name="Preformatted_20_Text"/>
      <text:p text:style-name="Preformatted_20_Text">VALUE_ADDED = 6</text:p>
      <text:p text:style-name="Preformatted_20_Text">The addition was determined by seeing that the value in the eax register was</text:p>
      <text:p text:style-name="Preformatted_20_Text">being added by 0x6, which is 6 in decimal. I confirmed this by printing the</text:p>
      <text:p text:style-name="Preformatted_20_Text">value in the eax register after the addition.</text:p>
      <text:p text:style-name="Preformatted_20_Text">add $0x6,%eax</text:p>
      <text:p text:style-name="Preformatted_20_Text"/>
      <text:p text:style-name="Preformatted_20_Text">VALUES_SIZE = 9</text:p>
      <text:p text:style-name="Preformatted_20_Text">The length was first determined by seeing that the rbp-0x4 was being compared </text:p>
      <text:p text:style-name="Preformatted_20_Text">to 0x8. It was then given a command to jump if the comparison was less than or</text:p>
      <text:p text:style-name="Preformatted_20_Text">equal to 0x8. I confirmed this by iterating through the loop and noting the</text:p>
      <text:p text:style-name="Preformatted_20_Text">number of iterations it took to exit the loop. The loop exited after 9 iterations</text:p>
      <text:p text:style-name="Preformatted_20_Text">which lines up with the comparison of rbp-0x4 to 0x8.</text:p>
      <text:p text:style-name="Preformatted_20_Text">cmpl $0x8,-0x4(%rbp)</text:p>
      <text:p text:style-name="Preformatted_20_Text">jle 0x401150 &lt;main+24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7T14:21:23.755562094</dc:date>
    <meta:editing-duration>PT1M31S</meta:editing-duration>
    <meta:editing-cycles>1</meta:editing-cycles>
    <meta:generator>LibreOffice/24.2.5.2$Linux_X86_64 LibreOffice_project/420$Build-2</meta:generator>
    <meta:print-date>2024-08-27T14:21:33.443004423</meta:print-date>
    <meta:printed-by>PDF files</meta:printed-by>
    <meta:document-statistic meta:table-count="0" meta:image-count="0" meta:object-count="0" meta:page-count="1" meta:paragraph-count="27" meta:word-count="244" meta:character-count="1303" meta:non-whitespace-character-count="1081"/>
  </office:meta>
</office:document-meta>
</file>